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d56ee"/>
    </style:style>
    <style:style style:name="T2" style:family="text">
      <style:text-properties officeooo:rsid="000d72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ct</text:p>
      <text:p text:style-name="Standard">1)fast due to use of virtual DOM concept</text:p>
      <text:p text:style-name="Standard">2)has native support for profiling the application using Profiler component. helpful for generating statistics of application</text:p>
      <text:p text:style-name="Standard">3) better documentation than angular</text:p>
      <text:p text:style-name="Standard">4) React hooks makes code more granular. depends on the tradeoff between granularity and requirement</text:p>
      <text:p text:style-name="Standard">of lifecycle method of React.Component.</text:p>
      <text:p text:style-name="Standard"/>
      <text:p text:style-name="P2">Application Layer</text:p>
      <text:p text:style-name="Standard">1)2 way binding vs 1 way binding in react/ removes complexity</text:p>
      <text:p text:style-name="Standard">2)formik yup better for form handling. trusted by many companies</text:p>
      <text:p text:style-name="Standard">3) handling internationalization using i18/i18-next is easier in react than angular. React uses JSX thus making use of native html elements and attributes which helps to tag elements better than angular.</text:p>
      <text:p text:style-name="Standard">structural and attribute directives in angular makes handling of internationalization difficult.</text:p>
      <text:p text:style-name="Standard">4) integrating with other JS libraries like D3, ChartJS is easy than angular. </text:p>
      <text:p text:style-name="Standard">In Angular need to develop a complex adapter for using these libraries and need to read a lot of</text:p>
      <text:p text:style-name="Standard">documentation for developing efficient codebase of integration.</text:p>
      <text:p text:style-name="Standard"/>
      <text:p text:style-name="P2">B<text:span text:style-name="T1">u</text:span>siness Layer</text:p>
      <text:p text:style-name="Standard">1) implemented through redux state management. creating classes as wrappers over action-reducers-selectors but need to done manually.</text:p>
      <text:p text:style-name="Standard">if used M<text:span text:style-name="T2">o</text:span>bX with react which uses observables underneath it, then updates are automatically with </text:p>
      <text:p text:style-name="Standard">observables.</text:p>
      <text:p text:style-name="Standard"/>
      <text:p text:style-name="P2">Database Layer</text:p>
      <text:p text:style-name="Standard">1) <text:span text:style-name="T2">Re</text:span>dux, <text:span text:style-name="T2">R</text:span>edux-<text:span text:style-name="T2">S</text:span>aga more efficient for state management. NO need of using RxJS library for handling central store of database</text:p>
      <text:p text:style-name="Standard"/>
      <text:p text:style-name="P2">Pub-Sub</text:p>
      <text:p text:style-name="Standard">1) using M<text:span text:style-name="T2">o</text:span>bX or R<text:span text:style-name="T2">e</text:span>dux </text:p>
      <text:p text:style-name="Standard"/>
      <text:p text:style-name="Standard"/>
      <text:p text:style-name="Standard"/>
      <text:p text:style-name="Standard"/>
      <text:p text:style-name="P1">Angular</text:p>
      <text:p text:style-name="Standard">1)using typescript natively, so developers are able to write efficienct code than plain javascript.</text:p>
      <text:p text:style-name="Standard">REact can also be coded using TYpescript</text:p>
      <text:p text:style-name="Standard">2)provides full support of AOT compilation and configuration for production builds. </text:p>
      <text:p text:style-name="Standard">Angular 5 onwards by default we have AOT compiler for production builds.</text:p>
      <text:p text:style-name="Standard">implementing in react is easy as the compiler is understood well in react than angular.</text:p>
      <text:p text:style-name="Standard">But REact requires to make more use of REact hooks rather than React components.</text:p>
      <text:p text:style-name="Standard"/>
      <text:p text:style-name="P2">Application Layer</text:p>
      <text:p text:style-name="Standard">1)angular forms available. but 2 way binding becomes hard to debug.</text:p>
      <text:p text:style-name="Standard">Also angular doesn;t refresh UI until the object reference hasn;t changes. need to use </text:p>
      <text:p text:style-name="Standard">Object.assign()</text:p>
      <text:p text:style-name="Standard">2) implementing route guards is easy and efficient for handling complexity as well.</text:p>
      <text:p text:style-name="Standard">Angular 8 has major updates in angular-router as well.</text:p>
      <text:p text:style-name="Standard">Handling route guards in react is complex.</text:p>
      <text:p text:style-name="Standard"/>
      <text:p text:style-name="P2"><text:soft-page-break/>Business Layer</text:p>
      <text:p text:style-name="Standard">1)dependency injection. services can be injected easily than react.</text:p>
      <text:p text:style-name="Standard">2) businesss layer can be splitted into ngmodules. apart from lazy loading, we can provide </text:p>
      <text:p text:style-name="Standard">access modifiers and user based configurations easily in angular than react.</text:p>
      <text:p text:style-name="Standard">in react, everything is components, so naming convention of components and using React.Context is the way to achieve same functionality.</text:p>
      <text:p text:style-name="Standard"/>
      <text:p text:style-name="P2">Database Layer</text:p>
      <text:p text:style-name="Standard">1) also has ngrx-store based on redux principles, but using services with RxJS reactive library more recommended.</text:p>
      <text:p text:style-name="Standard">REact has more advantage in this scenario.</text:p>
      <text:p text:style-name="Standard"/>
      <text:p text:style-name="P2">Pub-Sub</text:p>
      <text:p text:style-name="Standard">1) using R<text:span text:style-name="T1">x</text:span>JS observables and subjects.</text:p>
      <text:p text:style-name="Standard"/>
      <text:p text:style-name="Standard"/>
      <text:p text:style-name="Standard"/>
      <text:p text:style-name="P3">React and Angular</text:p>
      <text:p text:style-name="Standard">1) both support composition over inheritance for structuring code.</text:p>
      <text:p text:style-name="Standard">As both can compile EcmaScript 2017, we can use class based inheritance and design patterns</text:p>
      <text:p text:style-name="Standard">for structuring the code easily.</text:p>
      <text:p text:style-name="Standard">2) both support decorators and can be used against mixins for having multiple inheritance.</text:p>
      <text:p text:style-name="Standard">ecmascript 7 supports decorato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08:45:31.500686191</meta:creation-date>
    <dc:date>2019-10-07T08:48:30.131265323</dc:date>
    <meta:editing-duration>PT3M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52" meta:word-count="488" meta:character-count="3212" meta:non-whitespace-character-count="2770"/>
  </office:meta>
</office:document-meta>
</file>